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511A0C7872EB2D4A.png" manifest:media-type="image/png"/>
  <manifest:file-entry manifest:full-path="Pictures/10000000000001930000008DC426AA088F6E2595.png" manifest:media-type="image/png"/>
  <manifest:file-entry manifest:full-path="Pictures/10000000000000CC000001244B47D531988ED8CD.png" manifest:media-type="image/png"/>
  <manifest:file-entry manifest:full-path="Pictures/1000000000000321000001DCBF7C942D67F8E003.png" manifest:media-type="image/png"/>
  <manifest:file-entry manifest:full-path="Pictures/10000000000003270000021FD13EDAA1341A2697.png" manifest:media-type="image/png"/>
  <manifest:file-entry manifest:full-path="Pictures/10000000000003280000026A3EDA66D7E7570CD5.png" manifest:media-type="image/png"/>
  <manifest:file-entry manifest:full-path="Pictures/100000000000032400000225F2C951F525241593.png" manifest:media-type="image/png"/>
  <manifest:file-entry manifest:full-path="Pictures/1000000000000321000001E57F6C4051E08FC8A3.png" manifest:media-type="image/png"/>
  <manifest:file-entry manifest:full-path="Pictures/1000000000000278000000E39FF56AF7CD64A2F8.png" manifest:media-type="image/png"/>
  <manifest:file-entry manifest:full-path="Pictures/100000000000031F000001CB6566C780A159D611.png" manifest:media-type="image/png"/>
  <manifest:file-entry manifest:full-path="Pictures/10000000000000DC0000012ED442F43721E45E36.png" manifest:media-type="image/png"/>
  <manifest:file-entry manifest:full-path="Pictures/10000000000000FD000001611FB63AF966F77874.png" manifest:media-type="image/png"/>
  <manifest:file-entry manifest:full-path="Pictures/10000000000002740000023C370135533C106188.png" manifest:media-type="image/png"/>
  <manifest:file-entry manifest:full-path="Pictures/10000000000001DA000000E245B8893E151BA909.png" manifest:media-type="image/png"/>
  <manifest:file-entry manifest:full-path="Pictures/1000000000000258000001FD6539DEF403BE797A.png" manifest:media-type="image/png"/>
  <manifest:file-entry manifest:full-path="Pictures/1000000000000258000000CFCC7D002E16C604CC.png" manifest:media-type="image/png"/>
  <manifest:file-entry manifest:full-path="Pictures/10000000000001E0000002A374FB582081A80CBF.png" manifest:media-type="image/png"/>
  <manifest:file-entry manifest:full-path="Pictures/100000000000029F000002004632F6891E4CF9A3.png" manifest:media-type="image/png"/>
  <manifest:file-entry manifest:full-path="Pictures/100000000000019D00000196F193F88DD88E3F25.png" manifest:media-type="image/png"/>
  <manifest:file-entry manifest:full-path="Pictures/100000000000027F0000007827290F49B0A17B2C.png" manifest:media-type="image/png"/>
  <manifest:file-entry manifest:full-path="Pictures/10000000000002770000013C2519A622B706FF49.png" manifest:media-type="image/png"/>
  <manifest:file-entry manifest:full-path="Pictures/1000000000000276000001DAD2409D2C934102D1.png" manifest:media-type="image/png"/>
  <manifest:file-entry manifest:full-path="Pictures/10000000000002760000012CE7F4BE4D4C2DF292.png" manifest:media-type="image/png"/>
  <manifest:file-entry manifest:full-path="Pictures/1000000000000275000001FC6D652C55126D17C7.png" manifest:media-type="image/png"/>
  <manifest:file-entry manifest:full-path="Pictures/100000000000027800000119AF507901CD9142A8.png" manifest:media-type="image/png"/>
  <manifest:file-entry manifest:full-path="Pictures/10000000000002760000012A7FAE76FF8E3948E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14cm"/>
    </style:style>
    <style:style style:name="gr6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212cm" svg:stroke-color="#0000ff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67cm" fo:min-width="14.138cm" fo:padding-top="0.231cm" fo:padding-bottom="0.231cm" fo:padding-left="0.356cm" fo:padding-right="0.356cm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outline1">
      <style:graphic-properties fo:min-height="18.4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style:font-size-asian="28.1000003814697pt"/>
    </style:style>
    <style:style style:name="P10" style:family="paragraph">
      <style:text-properties fo:font-size="40pt" style:font-size-asian="40pt" style:font-size-complex="40pt"/>
    </style:style>
    <style:style style:name="T1" style:family="text">
      <style:text-properties style:font-name="標楷體2" fo:font-size="40pt" style:font-name-asian="標楷體2" style:font-size-asian="40pt" style:font-size-complex="40pt"/>
    </style:style>
    <style:style style:name="T2" style:family="text">
      <style:text-properties fo:color="#ffff99" style:font-name="標楷體2" fo:font-size="24pt" style:font-name-asian="標楷體2" style:font-size-asian="24pt" style:font-size-complex="24pt"/>
    </style:style>
    <style:style style:name="T3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29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>為何中學生應該學習科學史</text:span></text:p>
            <text:p text:style-name="P1"><text:span text:style-name="T1"/></text:p>
            <text:p text:style-name="P1"><text:span text:style-name="T1"/></text:p>
            <text:p text:style-name="P1"><text:span text:style-name="T2">陳鍾誠</text:span></text:p>
            <text:p text:style-name="P1"><text:span text:style-name="T2"/></text:p>
            <text:p text:style-name="P1"><text:span text:style-name="T2">2016</text:span><text:span text:style-name="T2">年</text:span><text:span text:style-name="T2">8</text:span><text:span text:style-name="T2">月</text:span><text:span text:style-name="T2">21</text:span><text:span text:style-name="T2">日</text:span></text:p>
          </draw:text-box>
        </draw:frame>
        <draw:frame draw:style-name="gr1" draw:text-style-name="P3" draw:layer="layout" svg:width="16cm" svg:height="3.4cm" svg:x="0.6cm" svg:y="2.4cm">
          <draw:text-box>
            <text:p><text:span text:style-name="T3">程式人《十分鐘系列》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4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這兩年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我開始對《科學史》非常著迷！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原因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兩年前我看了《電的旅程》這本書！</text:span></text:p>
              </text:list-item>
            </text:list>
          </draw:text-box>
        </draw:frame>
        <draw:frame draw:style-name="gr5" draw:text-style-name="P7" draw:layer="layout" svg:width="13.735cm" svg:height="0.964cm" svg:x="0.665cm" svg:y="19.6cm">
          <draw:text-box>
            <text:p>http://www.books.com.tw/products/0010498148</text:p>
          </draw:text-box>
        </draw:frame>
        <draw:frame draw:style-name="gr6" draw:text-style-name="P8" draw:layer="layout" svg:width="7.797cm" svg:height="11.16cm" svg:x="16.803cm" svg:y="8.24cm">
          <draw:image xlink:href="Pictures/10000000000000CC000001244B47D531988ED8CD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本書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讓我開始理解</text:span><text:span text:style-name="T7"><text:line-break/></text:span><text:span text:style-name="T7">《科學和技術發展》的歷史脈絡！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我開始閱讀一系列的科學史相關書籍！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不管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物理史</text:p>
              </text:list-item>
              <text:list-item>
                <text:p>化學史</text:p>
              </text:list-item>
              <text:list-item>
                <text:p>生物學史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甚至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天文史</text:p>
              </text:list-item>
              <text:list-item>
                <text:p>技術史</text:p>
              </text:list-item>
              <text:list-item>
                <text:p>機器發展史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些歷史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讓我開始反思，自己在中學時代，搞不懂的那些事情！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那些搞不懂的科學理論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一旦放到歷史的架構裡面</text:p>
              </text:list-item>
              <text:list-item>
                <text:p>整個就變得非常清楚，豁然開朗！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讀這些歷史的時候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總是一邊讀，一邊去查詢維基百科</text:span></text:p>
                <text:p><text:span text:style-name="T7"/></text:p>
              </text:list-item>
              <text:list-item>
                <text:p><text:span text:style-name="T7">接著把自己理解的結果寫成《十分鐘系列》的投影片。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然後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一幅活生生的科學發展歷程，似乎就在我眼前展開了起來。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我開始想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要是我中學的時候花點時間去讀一兩本《科學史》的書。</text:span></text:p>
              </text:list-item>
              <text:list-item>
                <text:p><text:span text:style-name="T7">那麼我對《物理、化學、生物》等領域的理解深度肯定會有所不同。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我當時不把大部分的時間都拿去《背書、計算、解考題》</text:span></text:p>
              </text:list-item>
              <text:list-item>
                <text:p><text:span text:style-name="T5">那麼我反而可以學得更好！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昨天我兒子到國中註冊，發下了第一學期的課本。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我把他康軒版的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自然與生活科技拿來翻閱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發現國中第一冊的自然課程</text:span>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是從生物領域開始講起的！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我覺得很納悶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5">為何從生物領域開始講科學呢？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生物領域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不是最複雜，目前科學最難以處理的領域嗎？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我看到裡面講解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科學方法、細胞的結構、顯微鏡、醣類的作用、酵素的測定、微生物學之父巴斯德的鵝頸瓶實驗等等</text:span><text:span text:style-name="T5">.....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於是對於已經閱讀過科學史的我</text:span></text:p>
          </draw:text-box>
        </draw:frame>
        <draw:frame presentation:style-name="pr5" draw:text-style-name="P10" draw:layer="layout" svg:width="25.8cm" svg:height="18.494cm" svg:x="1.4cm" svg:y="6.014cm" presentation:class="outline" presentation:user-transformed="true">
          <draw:text-box>
            <text:list text:style-name="L3">
              <text:list-item>
                <text:p text:style-name="P10"><text:span text:style-name="T6">心裡不免好奇</text:span></text:p>
              </text:list-item>
              <text:list-item>
                <text:p text:style-name="P10"><text:span text:style-name="T6">巴斯德的年代到底是甚麼樣的一個世界</text:span></text:p>
              </text:list-item>
              <text:list-item>
                <text:p text:style-name="P10"><text:span text:style-name="T6">他想透過《鵝頸瓶》瞭解甚麼事情呢？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於是我查了一下維基百科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6" draw:text-style-name="P8" draw:layer="layout" svg:width="21.38cm" svg:height="16.352cm" svg:x="3.222cm" svg:y="4.343cm">
          <draw:image xlink:href="Pictures/10000000000003280000026A3EDA66D7E7570CD5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8">維基百科裏對巴斯德的描述</text:span></text:p>
          </draw:text-box>
        </draw:frame>
        <draw:frame presentation:style-name="pr5" draw:layer="layout" svg:width="25.199cm" svg:height="18.494cm" svg:x="1.4cm" svg:y="5.506cm" presentation:class="outline" presentation:user-transformed="true">
          <draw:text-box>
            <text:list text:style-name="L3">
              <text:list-item>
                <text:p>比課本豐富很多！</text:p>
              </text:list-item>
            </text:list>
          </draw:text-box>
        </draw:frame>
        <draw:frame draw:style-name="gr6" draw:text-style-name="P8" draw:layer="layout" svg:width="17.6cm" svg:height="12.017cm" svg:x="4.8cm" svg:y="8cm">
          <draw:image xlink:href="Pictures/100000000000032400000225F2C951F525241593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關於鵝頸瓶的那段歷史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6" draw:text-style-name="P8" draw:layer="layout" svg:width="23.995cm" svg:height="14.528cm" svg:x="2.205cm" svg:y="5.105cm">
          <draw:image xlink:href="Pictures/1000000000000321000001E57F6C4051E08FC8A3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也講得比較詳細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且對巴斯德消毒法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6" draw:text-style-name="P8" draw:layer="layout" svg:width="21.353cm" svg:height="14.367cm" svg:x="3.247cm" svg:y="5.4cm">
          <draw:image xlink:href="Pictures/10000000000003270000021FD13EDAA1341A2697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有巴斯德效應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6" draw:text-style-name="P8" draw:layer="layout" svg:width="24.224cm" svg:height="14.394cm" svg:x="2.005cm" svg:y="5.006cm">
          <draw:image xlink:href="Pictures/1000000000000321000001DCBF7C942D67F8E003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也都有比較詳細的描述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想進一步瞭解</text:p>
          </draw:text-box>
        </draw:frame>
        <draw:frame presentation:style-name="pr5" draw:layer="layout" svg:width="25.199cm" svg:height="18.494cm" svg:x="1.201cm" svg:y="5.506cm" presentation:class="outline" presentation:user-transformed="true">
          <draw:text-box>
            <text:list text:style-name="L3">
              <text:list-item>
                <text:p>英文版裏會有更多資訊</text:p>
              </text:list-item>
            </text:list>
          </draw:text-box>
        </draw:frame>
        <draw:frame draw:style-name="gr6" draw:text-style-name="P8" draw:layer="layout" svg:width="21.142cm" svg:height="12.145cm" svg:x="3.341cm" svg:y="8.255cm">
          <draw:image xlink:href="Pictures/100000000000031F000001CB6566C780A159D611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可以提供進一步的訊息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9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假如我再度變成中學生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我想我會先看一兩本科學史</text:p>
              </text:list-item>
            </text:list>
          </draw:text-box>
        </draw:frame>
        <draw:frame draw:style-name="gr6" draw:text-style-name="P8" draw:layer="layout" svg:width="7.62cm" svg:height="10.461cm" svg:x="1.58cm" svg:y="9cm">
          <draw:image xlink:href="Pictures/10000000000000DC0000012ED442F43721E45E36.png" xlink:type="simple" xlink:show="embed" xlink:actuate="onLoad">
            <text:p/>
          </draw:image>
        </draw:frame>
        <draw:frame draw:style-name="gr6" draw:text-style-name="P8" draw:layer="layout" svg:width="7.266cm" svg:height="10.4cm" svg:x="10.6cm" svg:y="9.2cm">
          <draw:image xlink:href="Pictures/10000000000000CC000001244B47D531988ED8CD.png" xlink:type="simple" xlink:show="embed" xlink:actuate="onLoad">
            <text:p/>
          </draw:image>
        </draw:frame>
        <draw:frame draw:style-name="gr6" draw:text-style-name="P8" draw:layer="layout" svg:width="7.4cm" svg:height="10.326cm" svg:x="18.8cm" svg:y="9.2cm">
          <draw:image xlink:href="Pictures/10000000000000FD000001611FB63AF966F77874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、當我看到課本裡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沒有寫清楚的主題時</text:p>
                <text:p/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就會去查詢維基百科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甚至去Google那些相關資訊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從維基百科當中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我可以進一步連結到相關主題</text:span>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像是連結到微生物學之後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6" draw:text-style-name="P8" draw:layer="layout" svg:width="16.617cm" svg:height="15.135cm" svg:x="10.4cm" svg:y="5.265cm">
          <draw:image xlink:href="Pictures/10000000000002740000023C370135533C106188.png" xlink:type="simple" xlink:show="embed" xlink:actuate="onLoad">
            <text:p/>
          </draw:image>
        </draw:frame>
        <draw:frame draw:style-name="gr6" draw:text-style-name="P8" draw:layer="layout" svg:width="12.542cm" svg:height="5.979cm" svg:x="0.258cm" svg:y="4.021cm">
          <draw:image xlink:href="Pictures/10000000000001DA000000E245B8893E151BA909.png" xlink:type="simple" xlink:show="embed" xlink:actuate="onLoad">
            <text:p/>
          </draw:image>
        </draw:frame>
        <draw:line draw:style-name="gr7" draw:text-style-name="P5" draw:layer="layout" svg:x1="8.4cm" svg:y1="5.2cm" svg:x2="16cm" svg:y2="9.2cm">
          <text:p/>
        </draw:lin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就可以逐漸理解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人類對細菌探索的歷史！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透過這樣的方式</text:p>
          </draw:text-box>
        </draw:frame>
        <draw:frame presentation:style-name="pr5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腦海裡的科學知識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就會逐漸產生連結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而這些人事物的歷史連結</text:p>
          </draw:text-box>
        </draw:frame>
        <draw:frame presentation:style-name="pr5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會逐漸形成一套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具有前因後果的完整系統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子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科學的整體概念，就會逐漸建立起來！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還會串連起《科學與人文》的連結！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舉例而言，從維基百科的的微生物學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可以看到李斯特醫師注意到手術細菌感染的問題</text:span></text:p>
              </text:list-item>
            </text:list>
          </draw:text-box>
        </draw:frame>
        <draw:frame draw:style-name="gr6" draw:text-style-name="P8" draw:layer="layout" svg:width="23.228cm" svg:height="8.012cm" svg:x="2cm" svg:y="9.6cm">
          <draw:image xlink:href="Pictures/1000000000000258000000CFCC7D002E16C604CC.png" xlink:type="simple" xlink:show="embed" xlink:actuate="onLoad">
            <text:p/>
          </draw:image>
        </draw:frame>
        <draw:custom-shape draw:style-name="gr8" draw:text-style-name="P5" draw:layer="layout" svg:width="21cm" svg:height="1.6cm" svg:x="1.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3" draw:layer="layout" svg:width="11.5cm" svg:height="3.506cm" svg:x="1.4cm" svg:y="0.837cm" presentation:class="title" presentation:user-transformed="true">
          <draw:text-box>
            <text:p>追蹤李斯特</text:p>
          </draw:text-box>
        </draw:frame>
        <draw:frame presentation:style-name="pr5" draw:layer="layout" svg:width="11.2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就可以發現在</text:span><text:span text:style-name="T6">1860</text:span><text:span text:style-name="T6">年代之前，外科手術是不進行消毒的</text:span></text:p>
              </text:list-item>
            </text:list>
          </draw:text-box>
        </draw:frame>
        <draw:frame draw:style-name="gr6" draw:text-style-name="P8" draw:layer="layout" svg:width="14.3cm" svg:height="20.11cm" svg:x="12.9cm" svg:y="0.4cm">
          <draw:image xlink:href="Pictures/10000000000001E0000002A374FB582081A80CBF.pn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可想而知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不消毒的外科手術會造成多少人感染死亡！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看到這裡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就讓我想起網路上看過的一些醫學史文章。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像是這個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6" draw:text-style-name="P8" draw:layer="layout" svg:width="19.2cm" svg:height="14.649cm" svg:x="4cm" svg:y="4.253cm">
          <draw:image xlink:href="Pictures/100000000000029F000002004632F6891E4CF9A3.png" xlink:type="simple" xlink:show="embed" xlink:actuate="onLoad">
            <text:p/>
          </draw:image>
        </draw:frame>
        <draw:frame draw:style-name="gr5" draw:text-style-name="P7" draw:layer="layout" svg:width="12.58cm" svg:height="0.964cm" svg:x="0.82cm" svg:y="19.6cm">
          <draw:text-box>
            <text:p>http://blog.chihchih.net/blog/post/37416746</text:p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我們可以理解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當初醫生所面對的《疼痛和感染》兩大問題，是如何因為微生物學的研究，以及麻醉劑的發明，而獲得了解決！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你也可以理解</text:p>
          </draw:text-box>
        </draw:frame>
        <draw:frame presentation:style-name="pr5" draw:layer="layout" svg:width="25.199cm" svg:height="18.494cm" svg:x="1.4cm" svg:y="5.506cm" presentation:class="outline" presentation:user-transformed="true">
          <draw:text-box>
            <text:list text:style-name="L3">
              <text:list-item>
                <text:p><text:span text:style-name="T7">當時施行外科手術時的病人的慘狀</text:span></text:p>
              </text:list-item>
            </text:list>
          </draw:text-box>
        </draw:frame>
        <draw:frame draw:style-name="gr6" draw:text-style-name="P8" draw:layer="layout" svg:width="13.91cm" svg:height="11.8cm" svg:x="0.247cm" svg:y="8cm">
          <draw:image xlink:href="Pictures/1000000000000258000001FD6539DEF403BE797A.png" xlink:type="simple" xlink:show="embed" xlink:actuate="onLoad">
            <text:p/>
          </draw:image>
        </draw:frame>
        <draw:frame draw:style-name="gr6" draw:text-style-name="P8" draw:layer="layout" svg:width="12.74cm" svg:height="12.525cm" svg:x="14.66cm" svg:y="7.675cm">
          <draw:image xlink:href="Pictures/100000000000019D00000196F193F88DD88E3F25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接著我想到曾經看過一篇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《產褥熱》曾經奪走多少<text:line-break/>歐洲孕婦的生命的文章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這篇也是劉育志和白映俞寫的</text:span> </text:p>
          </draw:text-box>
        </draw:frame>
        <draw:frame presentation:style-name="pr5" draw:layer="layout" svg:width="25.199cm" svg:height="18.494cm" svg:x="1.4cm" svg:y="6.014cm" presentation:class="outline" presentation:placeholder="true" presentation:user-transformed="true">
          <draw:text-box/>
        </draw:frame>
        <draw:frame draw:style-name="gr6" draw:text-style-name="P8" draw:layer="layout" svg:width="23.3cm" svg:height="4.374cm" svg:x="2.2cm" svg:y="7cm">
          <draw:image xlink:href="Pictures/100000000000027F0000007827290F49B0A17B2C.png" xlink:type="simple" xlink:show="embed" xlink:actuate="onLoad">
            <text:p/>
          </draw:image>
        </draw:frame>
        <draw:frame draw:style-name="gr5" draw:text-style-name="P7" draw:layer="layout" svg:width="17.871cm" svg:height="0.964cm" svg:x="0.801cm" svg:y="19.6cm">
          <draw:text-box>
            <text:p>http://www.businessweekly.com.tw/KBlogArticle.aspx?id=3979</text:p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3" draw:layer="layout" svg:width="25.199cm" svg:height="4.065cm" svg:x="1.4cm" svg:y="0.558cm" presentation:class="title" presentation:user-transformed="true">
          <draw:text-box>
            <text:p><text:span text:style-name="T5">分娩死亡率竟達</text:span><text:span text:style-name="T5">100% </text:span><text:span text:style-name="T5"><text:line-break/></text:span><text:span text:style-name="T5">他如何拯救全世界的母親？</text:span>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6" draw:text-style-name="P8" draw:layer="layout" svg:width="24.362cm" svg:height="12.2cm" svg:x="1.838cm" svg:y="5.8cm">
          <draw:image xlink:href="Pictures/10000000000002770000013C2519A622B706FF49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該文接著寫著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6" draw:text-style-name="P8" draw:layer="layout" svg:width="20.327cm" svg:height="15.294cm" svg:x="4.073cm" svg:y="4.706cm">
          <draw:image xlink:href="Pictures/1000000000000276000001DAD2409D2C934102D1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又寫道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6" draw:text-style-name="P8" draw:layer="layout" svg:width="18.54cm" svg:height="6.657cm" svg:x="4.86cm" svg:y="4.343cm">
          <draw:image xlink:href="Pictures/1000000000000278000000E39FF56AF7CD64A2F8.png" xlink:type="simple" xlink:show="embed" xlink:actuate="onLoad">
            <text:p/>
          </draw:image>
        </draw:frame>
        <draw:frame draw:style-name="gr6" draw:text-style-name="P8" draw:layer="layout" svg:width="18.47cm" svg:height="8.794cm" svg:x="4.86cm" svg:y="11.206cm">
          <draw:image xlink:href="Pictures/10000000000002760000012CE7F4BE4D4C2DF292.pn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不過、社會卻是複雜的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醫療領域也不例外</text:span></text:p>
              </text:list-item>
              <text:list-item>
                <text:p><text:span text:style-name="T10">塞麥爾維斯醫師雖然證明了死屍上有細菌，而且洗手可以大大降低孕婦死亡率。</text:span></text:p>
              </text:list-item>
              <text:list-item>
                <text:p><text:span text:style-name="T10">但是他反而被醫學社群排擠！</text:span></text:p>
              </text:list-item>
            </text:list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塞麥爾維斯被開除並黯然離開維也納</text:span>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6" draw:text-style-name="P8" draw:layer="layout" svg:width="19.243cm" svg:height="15.54cm" svg:x="4.4cm" svg:y="4.26cm">
          <draw:image xlink:href="Pictures/1000000000000275000001FC6D652C55126D17C7.png" xlink:type="simple" xlink:show="embed" xlink:actuate="onLoad">
            <text:p/>
          </draw:image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後來他寫了一本書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書名是：《產褥熱的病因、觀念、及預防》</text:span></text:p>
              </text:list-item>
            </text:list>
          </draw:text-box>
        </draw:frame>
        <draw:frame draw:style-name="gr6" draw:text-style-name="P8" draw:layer="layout" svg:width="23.4cm" svg:height="10.402cm" svg:x="2.2cm" svg:y="8cm">
          <draw:image xlink:href="Pictures/100000000000027800000119AF507901CD9142A8.png" xlink:type="simple" xlink:show="embed" xlink:actuate="onLoad">
            <text:p/>
          </draw:image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最後卻悲慘的死去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6" draw:text-style-name="P8" draw:layer="layout" svg:width="25.399cm" svg:height="12.012cm" svg:x="1.2cm" svg:y="5.6cm">
          <draw:image xlink:href="Pictures/10000000000002760000012A7FAE76FF8E3948EB.png" xlink:type="simple" xlink:show="embed" xlink:actuate="onLoad">
            <text:p/>
          </draw:image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一直到塞麥爾維斯醫師死後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巴斯德才在顯微鏡下找到鏈球菌的蹤跡</text:span></text:p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從上面的故事裡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我們就可以體會到</text:span></text:p>
              </text:list-item>
              <text:list-item>
                <text:p><text:span text:style-name="T5">科學的發展究竟有多麼困難</text:span></text:p>
              </text:list-item>
              <text:list-item>
                <text:p><text:span text:style-name="T5">而這些知識究竟有多麼珍貴</text:span></text:p>
              </text:list-item>
            </text:list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這些故事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會讓課本裏的那些枯燥的知識</text:span></text:p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活了起來！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相信這樣的學習方式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會比單單看課本好得多！</text:p>
              </text:list-item>
            </text:list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因此我在這裡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強烈推薦中學生</text:p>
              </text:list-item>
              <text:list-item>
                <text:p>有機會的話，多多念點<text:line-break/>科學史的書</text:p>
              </text:list-item>
            </text:list>
          </draw:text-box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像是這幾本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6" draw:text-style-name="P8" draw:layer="layout" svg:width="7.62cm" svg:height="10.461cm" svg:x="1.6cm" svg:y="7cm">
          <draw:image xlink:href="Pictures/10000000000000DC0000012ED442F43721E45E36.png" xlink:type="simple" xlink:show="embed" xlink:actuate="onLoad">
            <text:p/>
          </draw:image>
        </draw:frame>
        <draw:frame draw:style-name="gr6" draw:text-style-name="P8" draw:layer="layout" svg:width="7.266cm" svg:height="10.4cm" svg:x="10.62cm" svg:y="7.2cm">
          <draw:image xlink:href="Pictures/10000000000000CC000001244B47D531988ED8CD.png" xlink:type="simple" xlink:show="embed" xlink:actuate="onLoad">
            <text:p/>
          </draw:image>
        </draw:frame>
        <draw:frame draw:style-name="gr6" draw:text-style-name="P8" draw:layer="layout" svg:width="7.4cm" svg:height="10.326cm" svg:x="18.82cm" svg:y="7.2cm">
          <draw:image xlink:href="Pictures/10000000000000FD000001611FB63AF966F77874.png" xlink:type="simple" xlink:show="embed" xlink:actuate="onLoad">
            <text:p/>
          </draw:image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看課本的時候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可以參考維基百科，甚至上 google 查詢實驗影片之類的資源。</text:p>
              </text:list-item>
            </text:list>
          </draw:text-box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課本讀起來就不會那麼枯燥</text:p>
              </text:list-item>
            </text:list>
          </draw:text-box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那些科學知識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也才能真正的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活了起來！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就是我們今天的</text:p>
          </draw:text-box>
        </draw:frame>
        <draw:frame presentation:style-name="pr5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十分鐘系列！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希望您會喜歡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們下次見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ye Bye !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4" style:display-name="預設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4" style:display-name="預設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8-21T10:41:31.117000000</dc:date>
    <meta:editing-duration>P2DT9H42M19S</meta:editing-duration>
    <meta:editing-cycles>583</meta:editing-cycles>
    <meta:generator>LibreOffice/5.0.6.3$Windows_x86 LibreOffice_project/490fc03b25318460cfc54456516ea2519c11d1aa</meta:generator>
    <meta:document-statistic meta:object-count="363"/>
  </office:meta>
</office:document-meta>
</file>